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89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3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0" style:family="text">
      <style:text-properties fo:color="#000000" loext:opacity="100%" style:font-name="Liberation Sans1" fo:font-size="12pt" style:font-size-asian="12pt" style:font-size-complex="12pt"/>
    </style:style>
    <style:style style:name="T251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3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0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5" style:family="text">
      <style:text-properties style:use-window-font-color="true" loext:opacity="0%" style:font-name="Liberation Sans1" officeooo:rsid="047da547"/>
    </style:style>
    <style:style style:name="T276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6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7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1" fo:font-size="12pt" style:font-size-asian="12pt" style:font-size-complex="12pt"/>
    </style:style>
    <style:style style:name="T309" style:family="text">
      <style:text-properties style:use-window-font-color="true" loext:opacity="0%" style:font-name="Liberation Sans1" officeooo:rsid="0efd8e5c"/>
    </style:style>
    <style:style style:name="T310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officeooo:rsid="04473353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officeooo:rsid="0aace3cd"/>
    </style:style>
    <style:style style:name="T315" style:family="text">
      <style:text-properties fo:font-size="10pt" officeooo:rsid="04473353" style:font-size-asian="10pt" style:font-size-complex="10pt"/>
    </style:style>
    <style:style style:name="T31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8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5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6" style:family="text">
      <style:text-properties officeooo:rsid="0f0ca65a"/>
    </style:style>
    <style:style style:name="T327" style:family="text">
      <style:text-properties style:font-name="Liberation Mono" fo:font-size="11pt" officeooo:rsid="10048e31" style:font-size-asian="11pt" style:font-size-complex="11pt"/>
    </style:style>
    <style:style style:name="T328" style:family="text">
      <style:text-properties fo:font-weight="normal" style:font-weight-asian="normal" style:font-weight-complex="normal"/>
    </style:style>
    <style:style style:name="T329" style:family="text">
      <style:text-properties officeooo:rsid="0f95a7a0"/>
    </style:style>
    <style:style style:name="T330" style:family="text">
      <style:text-properties officeooo:rsid="0f8f58bd"/>
    </style:style>
    <style:style style:name="T331" style:family="text">
      <style:text-properties style:font-name="Ubuntu1" fo:font-size="10pt" officeooo:rsid="04473353" style:font-size-asian="10pt" style:font-size-complex="10pt"/>
    </style:style>
    <style:style style:name="T332" style:family="text">
      <style:text-properties officeooo:rsid="101b90cf"/>
    </style:style>
    <style:style style:name="T333" style:family="text">
      <style:text-properties officeooo:rsid="101e15d6"/>
    </style:style>
    <style:style style:name="T334" style:family="text">
      <style:text-properties officeooo:rsid="10048e31"/>
    </style:style>
    <style:style style:name="T335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T214">C</text:span><text:span text:style-name="T213">hecklist voor </text:span><text:span text:style-name="T215">de installatie</text:span><text:span text:style-name="T213"> van </text:span><text:span text:style-name="T213"><text:user-field-get text:name="Distro">Debian</text:user-field-get></text:span><text:span text:style-name="T216"><text:s/></text:span><text:span text:style-name="T216"><text:user-field-get text:name="Version">12</text:user-field-get></text:span><text:span text:style-name="T216"><text:s/></text:span><text:span text:style-name="T220">LTS</text:span><text:span text:style-name="T217"><text:note text:id="ftn1" text:note-class="footnote"><text:note-citation>1</text:note-citation><text:note-body><text:p text:style-name="P31"><text:span text:style-name="T254">LTS</text:span><text:span text:style-name="T260"> </text:span><text:span text:style-name="T261">staat voor</text:span><text:span text:style-name="T262"> </text:span><text:span text:style-name="T254">Long-Term Support, langetermijnondersteuning, </text:span><text:span text:style-name="T263">en </text:span><text:span text:style-name="T265">d</text:span><text:span text:style-name="T263">eze </text:span><text:span text:style-name="T269"><text:user-field-get text:name="Distro">Debian</text:user-field-get></text:span><text:span text:style-name="T270"><text:s/></text:span><text:span text:style-name="T270"><text:user-field-get text:name="Version">12</text:user-field-get></text:span><text:span text:style-name="T270"><text:s/></text:span><text:span text:style-name="T272">LTS</text:span><text:span text:style-name="Strong_20_Emphasis"><text:span text:style-name="T249"> </text:span></text:span><text:span text:style-name="T271"><text:user-field-get text:name="Edition">Desktop</text:user-field-get></text:span><text:span text:style-name="T273"><text:s/></text:span><text:span text:style-name="T266">(codenaam </text:span><text:span text:style-name="T268">bookworm</text:span><text:span text:style-name="T266">) </text:span><text:span text:style-name="T261">van</text:span><text:span text:style-name="T264"> </text:span><text:span text:style-name="T268">juni</text:span><text:span text:style-name="T257"> </text:span><text:span text:style-name="Strong_20_Emphasis"><text:span text:style-name="T167"><text:user-field-get text:name="Releaseyear">2023</text:user-field-get></text:span></text:span><text:span text:style-name="T257"><text:s/></text:span><text:span text:style-name="T254">wordt </text:span><text:span text:style-name="T258">vijf</text:span><text:span text:style-name="T254"> jaar onder</text:span><text:span text:style-name="T267">steund</text:span><text:span text:style-name="T259"> </text:span><text:span text:style-name="T254">tot </text:span><text:span text:style-name="T268">juni</text:span><text:span text:style-name="T255"> </text:span><text:span text:style-name="T254">202</text:span><text:span text:style-name="T268">8</text:span><text:span text:style-name="T256">.</text:span></text:p></text:note-body></text:note></text:span><text:span text:style-name="T218"> </text:span><text:span text:style-name="T218"><text:user-field-get text:name="Edition">Desktop</text:user-field-get></text:span><text:span text:style-name="T219">.</text:span></text:p>
      <text:p text:style-name="P44"/>
      <text:p text:style-name="P43"><text:span text:style-name="T16">Vul </text:span><text:span text:style-name="T17">achter</text:span><text:span text:style-name="T13"> de </text:span><text:span text:style-name="Definition"><text:span text:style-name="T326">ONDERSTREEPTE</text:span></text:span><text:span text:style-name="T1"> </text:span><text:span text:style-name="T14">woorden</text:span><text:span text:style-name="T13"> het</text:span><text:span text:style-name="Strong_20_Emphasis"><text:span text:style-name="T324"> </text:span></text:span><text:span text:style-name="Strong_20_Emphasis"><text:span text:style-name="T325">tekstvak</text:span></text:span><text:span text:style-name="T14"> </text:span><text:span text:style-name="T16">in,</text:span><text:span text:style-name="T14"> </text:span><text:span text:style-name="T275">zie </text:span><text:span text:style-name="T309">[</text:span><text:span text:style-name="T275">toelichting</text:span><text:span text:style-name="T309">]</text:span><text:span text:style-name="T14">:</text:span></text:p>
      <text:p text:style-name="P35"><text:span text:style-name="Definition"><text:span text:style-name="T19">GEBRUIKER</text:span></text:span><text:span text:style-name="T283"><text:tab/><text:tab/></text:span><text:span text:style-name="T308"> <text:tab/><text:tab/></text:span><text:span text:style-name="T284"><draw:control text:anchor-type="as-char" svg:y="-0.4cm" draw:z-index="21" draw:name="Gebruiker 1" draw:style-name="gr2" draw:text-style-name="P108" svg:width="6.4cm" svg:height="0.6cm" draw:control="control22"><svg:title>Gebruiker</svg:title><svg:desc>Volledige naam, bijv. Jan Stek</svg:desc></draw:control></text:span><text:span text:style-name="T284"><text:tab/> <text:s text:c="2"/></text:span><text:span text:style-name="T285">[</text:span><text:span text:style-name="T286">V</text:span><text:span text:style-name="T278">olledige naam, bijv. </text:span><text:span text:style-name="T280">J</text:span><text:span text:style-name="T305">a</text:span><text:span text:style-name="T280">n </text:span><text:span text:style-name="T305">Jansen</text:span><text:span text:style-name="T306">]</text:span></text:p>
      <text:p text:style-name="P100"><text:span text:style-name="Definition"><text:span text:style-name="T277">g</text:span></text:span><text:span text:style-name="Definition">ebruikersnaam</text:span><text:span text:style-name="Definition"><text:span text:style-name="T335"><text:tab/></text:span></text:span><text:span text:style-name="T276"><draw:control text:anchor-type="as-char" svg:y="-0.4cm" draw:z-index="22" draw:name="Gberuikersnaam 2" draw:style-name="gr2" draw:text-style-name="P108" svg:width="6.4cm" svg:height="0.6cm" draw:control="control23"><svg:title>Gebruikersnaam</svg:title><svg:desc>Korte naam, bijv. jan</svg:desc></draw:control></text:span><text:span text:style-name="T276"><text:tab/> <text:s text:c="2"/></text:span><text:span text:style-name="T6">[</text:span><text:span text:style-name="T7">K</text:span><text:span text:style-name="T5">orte naam, bijv. </text:span><text:span text:style-name="T239">j</text:span><text:span text:style-name="T240">a</text:span><text:span text:style-name="T239">n</text:span><text:span text:style-name="T241">]</text:span></text:p>
      <text:p text:style-name="P35"><text:span text:style-name="Definition">COMPUTERNAAM</text:span><text:span text:style-name="T307"><text:tab/><text:tab/></text:span><draw:control text:anchor-type="as-char" svg:y="-0.4cm" draw:z-index="23" draw:name="Computernaam 1" draw:style-name="gr2" draw:text-style-name="P108" svg:width="6.4cm" svg:height="0.6cm" draw:control="control24"><svg:title>Computernaam</svg:title><svg:desc>Unieke naam van de computer</svg:desc></draw:control><text:tab/> <text:s text:c="2"/><text:span text:style-name="T288">[</text:span><text:span text:style-name="T289">N</text:span><text:span text:style-name="T290">aam van de compute</text:span><text:span text:style-name="T291">r, </text:span><text:span text:style-name="T292">bijv. </text:span><text:span text:style-name="T293">pc02</text:span><text:span text:style-name="T288">]</text:span></text:p>
      <text:p text:style-name="P35"><text:span text:style-name="Definition"><text:span text:style-name="T294">GEBRUIKER</text:span></text:span><text:span text:style-name="Definition"><text:span text:style-name="T304"><text:tab/></text:span></text:span><text:span text:style-name="T287"><text:tab/></text:span><text:span text:style-name="T308"> <text:tab/><text:tab/></text:span><text:span text:style-name="T284"><draw:control text:anchor-type="as-char" svg:y="-0.4cm" draw:z-index="24" draw:name="Gebruiker 2" draw:style-name="gr2" draw:text-style-name="P109" svg:width="6.4cm" svg:height="0.6cm" draw:control="control25"><svg:title>Gebruiker</svg:title><svg:desc>Volledige naam, bijv. Jan Stek</svg:desc></draw:control></text:span><text:span text:style-name="T284"><text:tab/> <text:s text:c="2"/></text:span><text:span text:style-name="T285">[</text:span><text:span text:style-name="T286">V</text:span><text:span text:style-name="T278">olledige naam </text:span><text:span text:style-name="T281">evt. 2</text:span><text:span text:style-name="T310">e</text:span><text:span text:style-name="T279"> gebruiker</text:span><text:span text:style-name="T282">]</text:span></text:p>
      <text:p text:style-name="P100"><text:span text:style-name="Definition"><text:span text:style-name="T294">GEBRUIKERSN</text:span></text:span><text:span text:style-name="Definition"><text:span text:style-name="T295">aa</text:span></text:span><text:span text:style-name="Definition"><text:span text:style-name="T294">M</text:span></text:span><text:span text:style-name="Definition"><text:span text:style-name="T304"><text:tab/></text:span></text:span><text:span text:style-name="T276"><draw:control text:anchor-type="as-char" svg:y="-0.4cm" draw:z-index="25" draw:name="Gberuikersnaam 1" draw:style-name="gr2" draw:text-style-name="P108" svg:width="6.4cm" svg:height="0.6cm" draw:control="control26"><svg:title>Gebruikersnaam</svg:title><svg:desc>Korte naam, bijv. jan</svg:desc></draw:control></text:span><text:span text:style-name="T276"><text:tab/> <text:s text:c="2"/></text:span><text:span text:style-name="T297">[</text:span><text:span text:style-name="T298">K</text:span><text:span text:style-name="T296">orte naam</text:span><text:span text:style-name="T299"> </text:span><text:span text:style-name="T300">e</text:span><text:span text:style-name="T301">vt. 2</text:span><text:span text:style-name="T311">e</text:span><text:span text:style-name="T301"> </text:span><text:span text:style-name="T302">gebruiker</text:span><text:span text:style-name="T303">]</text:span></text:p>
      <text:p text:style-name="P35"><text:span text:style-name="T224">Vervang </text:span><text:span text:style-name="T229">de</text:span><text:span text:style-name="T224"> </text:span><text:span text:style-name="Definition"><text:span text:style-name="T20">ONDERSTREEPTE</text:span></text:span><text:span text:style-name="T224"> </text:span><text:span text:style-name="T225">woorden </text:span><text:span text:style-name="T224">in deze checklist door </text:span><text:span text:style-name="T229">d</text:span><text:span text:style-name="T231">i</text:span><text:span text:style-name="T229">e </text:span><text:span text:style-name="T230">in </text:span><text:span text:style-name="T231">het</text:span><text:span text:style-name="Strong_20_Emphasis"><text:span text:style-name="T60"> </text:span></text:span><text:span text:style-name="Strong_20_Emphasis"><text:span text:style-name="T96">tekstvak</text:span></text:span><text:span text:style-name="T224">.</text:span></text:p>
      <text:p text:style-name="P37"/>
      <text:p text:style-name="P37"/>
      <text:p text:style-name="P33"><text:span text:style-name="T236">Nog niet op Linux?</text:span><text:span text:style-name="T226"><text:tab/></text:span><text:span text:style-name="T232"><text:tab/></text:span><text:span text:style-name="T233">G</text:span><text:span text:style-name="T223">ebruik </text:span><text:span text:style-name="Strong_20_Emphasis"><text:span text:style-name="T237">Checklist </text:span></text:span><text:span text:style-name="Strong_20_Emphasis"><text:span text:style-name="T238">overzetten</text:span></text:span><text:span text:style-name="T223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7"> onder </text:span><text:span text:style-name="T235">Linux</text:span><text:span text:style-name="T228">.</text:span></text:p>
      <text:p text:style-name="P27"><text:span text:style-name="T211">Nieuwe installatie?</text:span><text:span text:style-name="T206"><text:tab/></text:span><text:span text:style-name="T208"></text:span><text:span text:style-name="T210"><text:tab/></text:span><text:span text:style-name="T209">B</text:span><text:span text:style-name="T206">egin bij hoofdstuk </text:span><text:span text:style-name="T211"><text:bookmark-ref text:reference-format="page" text:ref-name="__RefNumPara__4009_1271708128">2</text:bookmark-ref></text:span><text:span text:style-name="T211"><text:s text:c="2"/></text:span><text:span text:style-name="T212"><text:bookmark-ref text:reference-format="text" text:ref-name="__RefNumPara__4009_1271708128">Installatie uitvoeren</text:bookmark-ref></text:span><text:span text:style-name="T207">.</text:span></text:p>
      <text:p text:style-name="P34"><text:span text:style-name="Strong_20_Emphasis"><text:span text:style-name="T234"/></text:span></text:p>
      <text:p text:style-name="P34"><text:span text:style-name="Strong_20_Emphasis"><text:span text:style-name="T234"/></text:span></text:p>
      <text:list xml:id="list2282070913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12" draw:name="Vorm 2" draw:style-name="gr1" draw:text-style-name="P10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0">E</text:span><text:span text:style-name="T191">v</text:span><text:span text:style-name="T192">en</text:span><text:span text:style-name="T194">t</text:span><text:span text:style-name="T195">uele </text:span><text:span text:style-name="T196">extra </text:span><text:span text:style-name="Definition"><text:span text:style-name="T316">gebruiker</text:span></text:span><text:span text:style-name="T196">s aanmelden </text:span><text:span text:style-name="T197">en dezelfde stappen uitvoeren</text:span><text:span text:style-name="T193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6" draw:name="Vorm4" draw:style-name="gr1" draw:text-style-name="P10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0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1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1">De </text:span><text:span text:style-name="T274">Super</text:span><text:span text:style-name="T221">-toets 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7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2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13" draw:name="Vorm 6" draw:style-name="gr1" draw:text-style-name="P107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8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1">Super</text:span></text:span><text:span text:style-name="Strong_20_Emphasis"><text:span text:style-name="T65">-toets</text:span></text:span><text:span text:style-name="Strong_20_Emphasis"><text:span text:style-name="T205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7">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5">1</text:span></text:span><text:span text:style-name="Strong_20_Emphasis"><text:span text:style-name="T136"> <text:s/></text:span></text:span><text:span text:style-name="Strong_20_Emphasis"><text:span text:style-name="T137">In</text:span></text:span><text:span text:style-name="Strong_20_Emphasis"><text:span text:style-name="T132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xml:id="list85355410598550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6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0">Start de computer op vanaf</text:span><text:span text:style-name="T250"><text:note text:id="ftn5" text:note-class="footnote"><text:note-citation>1</text:note-citation><text:note-body><text:p text:style-name="P99"><text:span text:style-name="T184">B</text:span><text:span text:style-name="T183">ootmenu/</text:span><text:span text:style-name="T184">S</text:span><text:span text:style-name="T183">etup</text:span><text:span text:style-name="T181"> via </text:span><text:span text:style-name="T179">é</text:span><text:span text:style-name="T180">é</text:span><text:span text:style-name="T184">n van de </text:span><text:span text:style-name="Definition"><text:span text:style-name="T182">Veelgebruikte toetsen: </text:span></text:span><text:span text:style-name="Definition"><text:span text:style-name="T185"><text:s/></text:span></text:span><text:span text:style-name="User_20_Entry"><text:span text:style-name="T203">Esc</text:span></text:span><text:span text:style-name="User_20_Entry"><text:span text:style-name="T188">,</text:span></text:span><text:span text:style-name="Definition"><text:span text:style-name="T185"> </text:span></text:span><text:span text:style-name="User_20_Entry"><text:span text:style-name="T203">Delete</text:span></text:span><text:span text:style-name="User_20_Entry"><text:span text:style-name="T189">,</text:span></text:span><text:span text:style-name="Definition"><text:span text:style-name="T185"> </text:span></text:span><text:span text:style-name="User_20_Entry"><text:span text:style-name="T203">F1</text:span></text:span><text:span text:style-name="User_20_Entry"><text:span text:style-name="T189">,</text:span></text:span><text:span text:style-name="Definition"><text:span text:style-name="T185"> </text:span></text:span><text:span text:style-name="User_20_Entry"><text:span text:style-name="T203">F2</text:span></text:span><text:span text:style-name="User_20_Entry"><text:span text:style-name="T189">,</text:span></text:span><text:span text:style-name="Definition"><text:span text:style-name="T185"> </text:span></text:span><text:span text:style-name="User_20_Entry"><text:span text:style-name="T203">F9</text:span></text:span><text:span text:style-name="User_20_Entry"><text:span text:style-name="T189">,</text:span></text:span><text:span text:style-name="Definition"><text:span text:style-name="T185"> </text:span></text:span><text:span text:style-name="User_20_Entry"><text:span text:style-name="T203">F10</text:span></text:span><text:span text:style-name="User_20_Entry"><text:span text:style-name="T189">,</text:span></text:span><text:span text:style-name="Definition"><text:span text:style-name="T185"> </text:span></text:span><text:span text:style-name="User_20_Entry"><text:span text:style-name="T203">F11</text:span></text:span><text:span text:style-name="User_20_Entry"><text:span text:style-name="T189">,</text:span></text:span><text:span text:style-name="Definition"><text:span text:style-name="T185"> </text:span></text:span><text:span text:style-name="Definition"><text:span text:style-name="T186">o</text:span></text:span><text:span text:style-name="Definition"><text:span text:style-name="T187">f</text:span></text:span><text:span text:style-name="Definition"><text:span text:style-name="T185"> </text:span></text:span><text:span text:style-name="User_20_Entry"><text:span text:style-name="T203">F12</text:span></text:span><text:span text:style-name="User_20_Entry"><text:span text:style-name="T189">.</text:span></text:span></text:p></text:note-body></text:note></text:span><text:span text:style-name="T250"> </text:span><text:span text:style-name="T251">een </text:span><text:span text:style-name="T245"><text:user-field-get text:name="Distro">Debian</text:user-field-get></text:span><text:span text:style-name="T246"><text:s/></text:span><text:span text:style-name="T246"><text:user-field-get text:name="Version">12</text:user-field-get></text:span><text:span text:style-name="T246"><text:s/></text:span><text:span text:style-name="T248">LTS</text:span><text:span text:style-name="Strong_20_Emphasis"><text:span text:style-name="T243"> </text:span></text:span><text:span text:style-name="Strong_20_Emphasis"><text:span text:style-name="T247"><text:user-field-get text:name="Edition">Desktop</text:user-field-get></text:span></text:span><text:span text:style-name="Strong_20_Emphasis"><text:span text:style-name="T247"><text:s/></text:span></text:span><text:span text:style-name="T252">Live</text:span><text:span text:style-name="T149"><text:note text:id="ftn6" text:note-class="footnote"><text:note-citation>2</text:note-citation><text:note-body><text:p text:style-name="P32"><text:span text:style-name="T312">Vanaf een </text:span><text:span text:style-name="T329">L</text:span><text:span text:style-name="T312">ive </text:span><text:span text:style-name="T330">USB</text:span><text:span text:style-name="T314">-stick</text:span><text:span text:style-name="T331"> </text:span><text:span text:style-name="T312">kunt u opstarten en </text:span><text:span text:style-name="T315">met </text:span><text:span text:style-name="Strong_20_Emphasis"><text:span text:style-name="T253"><text:user-field-get text:name="Distro">Debian</text:user-field-get></text:span></text:span><text:span text:style-name="Strong_20_Emphasis"><text:span text:style-name="T253"><text:s/></text:span></text:span><text:span text:style-name="T312">werken zonder enige bestanden op de harde schijf te wijzigen en maakt ook installatie van </text:span><text:span text:style-name="Strong_20_Emphasis"><text:span text:style-name="T253"><text:user-field-get text:name="Distro">Debian</text:user-field-get></text:span></text:span><text:span text:style-name="Strong_20_Emphasis"><text:span text:style-name="T253"><text:s/></text:span></text:span><text:span text:style-name="T312">mogelijk.</text:span></text:p></text:note-body></text:note></text:span><text:span text:style-name="T148"> </text:span><text:span text:style-name="T152">USB</text:span><text:span text:style-name="T150">-stick</text:span><text:span text:style-name="T150"><text:note text:id="ftn7" text:note-class="footnote"><text:note-citation>3</text:note-citation><text:note-body><text:p text:style-name="P98"><text:span text:style-name="Strong_20_Emphasis"><text:span text:style-name="T168">Maak een opstartbare USB-stick</text:span></text:span><text:span text:style-name="Strong_20_Emphasis"><text:span text:style-name="T164">:<text:line-break/></text:span></text:span><text:span text:style-name="T15">D</text:span><text:span text:style-name="Strong_20_Emphasis"><text:span text:style-name="T155">ow</text:span></text:span><text:span text:style-name="Strong_20_Emphasis"><text:span text:style-name="T156">nload </text:span></text:span><text:span text:style-name="Strong_20_Emphasis"><text:span text:style-name="T153">e</text:span></text:span><text:span text:style-name="Strong_20_Emphasis"><text:span text:style-name="T157">e</text:span></text:span><text:span text:style-name="Strong_20_Emphasis"><text:span text:style-name="T158">n</text:span></text:span><text:span text:style-name="Strong_20_Emphasis"><text:span text:style-name="T178"> </text:span></text:span><text:span text:style-name="Strong_20_Emphasis"><text:span text:style-name="T199">CD</text:span></text:span><text:span text:style-name="Strong_20_Emphasis"><text:span text:style-name="T198">-beeldbestand</text:span></text:span><text:span text:style-name="Strong_20_Emphasis"><text:span text:style-name="T156"> </text:span></text:span><text:span text:style-name="Strong_20_Emphasis"><text:span text:style-name="T162">(.iso) </text:span></text:span><text:span text:style-name="Strong_20_Emphasis"><text:span text:style-name="T159">v</text:span></text:span><text:span text:style-name="Strong_20_Emphasis"><text:span text:style-name="T160">anaf</text:span></text:span><text:span text:style-name="Strong_20_Emphasis"><text:span text:style-name="T161"> </text:span></text:span><text:a xlink:type="simple" xlink:href="https://www.debian.org/" text:style-name="Internet_20_link" text:visited-style-name="Visited_20_Internet_20_Link"><text:span text:style-name="Strong_20_Emphasis"><text:span text:style-name="T317">debian.org</text:span></text:span></text:a><text:span text:style-name="Strong_20_Emphasis"><text:span text:style-name="T161">, </text:span></text:span><text:span text:style-name="Strong_20_Emphasis"><text:span text:style-name="T163">klik </text:span></text:span><text:span text:style-name="Strong_20_Emphasis"><text:span text:style-name="T166">op </text:span></text:span><text:span text:style-name="Strong_20_Emphasis"><text:span text:style-name="T170">Other downloads</text:span></text:span><text:span text:style-name="Strong_20_Emphasis"><text:span text:style-name="T166"> (onder Downloads) en vervolgens op </text:span></text:span><text:span text:style-name="Strong_20_Emphasis"><text:span text:style-name="T170">Live Gnome</text:span></text:span><text:span text:style-name="Strong_20_Emphasis"><text:span text:style-name="T166"> (onder Try </text:span></text:span><text:span text:style-name="Strong_20_Emphasis"><text:span text:style-name="T166"><text:user-field-get text:name="Distro">Debian</text:user-field-get></text:span></text:span><text:span text:style-name="Strong_20_Emphasis"><text:span text:style-name="T166"><text:s/>Live before installing).</text:span></text:span></text:p><text:p text:style-name="P97"><text:span text:style-name="Strong_20_Emphasis"><text:span text:style-name="T165"><text:tab/>De volgende stappen staan beschreven in </text:span></text:span><text:span text:style-name="Strong_20_Emphasis"><text:span text:style-name="T169">Linux informatie</text:span></text:span><text:span text:style-name="Strong_20_Emphasis"><text:span text:style-name="T165">, te vinden op </text:span></text:span><text:a xlink:type="simple" xlink:href="https://karelzimmer.nl/" text:style-name="Internet_20_link" text:visited-style-name="Visited_20_Internet_20_Link"><text:span text:style-name="Strong_20_Emphasis"><text:span text:style-name="T318">karelzimmer.nl</text:span></text:span></text:a><text:span text:style-name="Strong_20_Emphasis"><text:span text:style-name="T165">, onder </text:span></text:span><text:span text:style-name="Strong_20_Emphasis"><text:span text:style-name="T169">Linux</text:span></text:span><text:span text:style-name="Strong_20_Emphasis"><text:span text:style-name="T165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2"> </text:span></text:span><text:span text:style-name="Strong_20_Emphasis"><text:span text:style-name="T126">Live </text:span></text:span><text:span text:style-name="Strong_20_Emphasis"><text:span text:style-name="T127">system (amd64)</text:span></text:span><text:span text:style-name="Strong_20_Emphasis"><text:span text:style-name="T11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6"><draw:control text:anchor-type="as-char" draw:z-index="18" draw:name="Vorm13_ 2" draw:style-name="gr1" draw:text-style-name="P107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6"><draw:control text:anchor-type="as-char" draw:z-index="8" draw:name="Vorm13_1" draw:style-name="gr1" draw:text-style-name="P10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0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1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4">Typ '</text:span><text:span text:style-name="T327">live</text:span><text:span text:style-name="T334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6"><draw:control text:anchor-type="as-char" draw:z-index="11" draw:name="Vorm13_ 1" draw:style-name="gr1" draw:text-style-name="P107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28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28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6"><draw:control text:anchor-type="as-char" draw:z-index="19" draw:name="Vorm13_ 3" draw:style-name="gr1" draw:text-style-name="P107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3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2">B</text:span>ij <text:span text:style-name="T313">Regio</text:span> <text:span text:style-name="T332">kies</text:span> <text:span text:style-name="T313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6"><draw:control text:anchor-type="as-char" draw:z-index="20" draw:name="Vorm13_ 4" draw:style-name="gr1" draw:text-style-name="P107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3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3">K</text:span>ies <text:span text:style-name="T313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6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09">Bij </text:span></text:span><text:span text:style-name="Strong_20_Emphasis"><text:span text:style-name="T125">Gebruikers</text:span></text:span><text:span text:style-name="Strong_20_Emphasis"><text:span text:style-name="T109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1">V</text:span></text:span><text:span text:style-name="Strong_20_Emphasis"><text:span text:style-name="T109">ul in </text:span></text:span><text:span text:style-name="Strong_20_Emphasis"><text:span text:style-name="T129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7">,</text:span></text:span><text:span text:style-name="Strong_20_Emphasis"><text:span text:style-name="T98"><text:line-break/></text:span></text:span><text:span text:style-name="Strong_20_Emphasis"><text:span text:style-name="T129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0">Wat is de </text:span></text:span><text:span text:style-name="Strong_20_Emphasis"><text:span text:style-name="T129">naam van deze </text:span></text:span><text:span text:style-name="Strong_20_Emphasis"><text:span text:style-name="T130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1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4"/></text:span></text:p>
      <text:list xml:id="list85357214488054" text:continue-numbering="true" text:style-name="L1">
        <text:list-item>
          <text:p text:style-name="P106"><text:span text:style-name="Strong_20_Emphasis"><text:span text:style-name="T142">Installatie </text:span></text:span><text:span text:style-name="Strong_20_Emphasis"><text:span text:style-name="T143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6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8"><draw:control text:anchor-type="as-char" draw:z-index="16" draw:name="Vorm 1" draw:style-name="gr1" draw:text-style-name="P10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8">Volg de aanwijzingen op de </text:span></text:span><text:span text:style-name="Strong_20_Emphasis"><text:span text:style-name="T29">welkomst</text:span></text:span><text:span text:style-name="Strong_20_Emphasis"><text:span text:style-name="T328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6" draw:name="Vorm13_ 5" draw:style-name="gr1" draw:text-style-name="P107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0">Typ </text:span></text:span><text:span text:style-name="Strong_20_Emphasis"><text:span text:style-name="T124">gebr</text:span></text:span><text:span text:style-name="Strong_20_Emphasis"><text:span text:style-name="T101"> </text:span></text:span><text:span text:style-name="Strong_20_Emphasis"><text:span text:style-name="T102">(d</text:span></text:span><text:span text:style-name="Strong_20_Emphasis"><text:span text:style-name="T103">ruk</text:span></text:span><text:span text:style-name="Strong_20_Emphasis"><text:span text:style-name="T104"> op</text:span></text:span><text:span text:style-name="Strong_20_Emphasis"><text:span text:style-name="T105"> de </text:span></text:span><text:span text:style-name="Strong_20_Emphasis"><text:span text:style-name="T201">Super</text:span></text:span><text:span text:style-name="Strong_20_Emphasis"><text:span text:style-name="T105">-toets</text:span></text:span><text:span text:style-name="Strong_20_Emphasis"><text:span text:style-name="T99"><text:note text:id="ftn8" text:note-class="footnote"><text:note-citation>1</text:note-citation><text:note-body><text:p text:style-name="P30"><text:span text:style-name="T221">De </text:span><text:span text:style-name="T274">Super</text:span><text:span text:style-name="T221">-toets 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105"> </text:span></text:span><text:span text:style-name="Strong_20_Emphasis"><text:span text:style-name="T102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6"><draw:control text:anchor-type="as-char" draw:z-index="7" draw:name="Vorm4_1" draw:style-name="gr1" draw:text-style-name="P107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4" office:value-type="string">
            <text:p text:style-name="P101"><text:span text:style-name="Strong_20_Emphasis"><text:span text:style-name="T61">T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1">Super</text:span></text:span><text:span text:style-name="Strong_20_Emphasis"><text:span text:style-name="T65">-toets</text:span></text:span><text:span text:style-name="Strong_20_Emphasis"><text:span text:style-name="T204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7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1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2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9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0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6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2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1">Super</text:span></text:span><text:span text:style-name="Strong_20_Emphasis"><text:span text:style-name="T65">-toets</text:span></text:span><text:span text:style-name="Strong_20_Emphasis"><text:span text:style-name="T204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23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38">3 <text:s/></text:span></text:span><text:span text:style-name="Strong_20_Emphasis"><text:span text:style-name="T139">Installatie</text:span></text:span><text:span text:style-name="Strong_20_Emphasis"><text:span text:style-name="T140"> </text:span></text:span><text:span text:style-name="Strong_20_Emphasis"><text:span text:style-name="T141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xml:id="list85356171177723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9" draw:name="Vorm36_0" draw:style-name="gr1" draw:text-style-name="P107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4" draw:name="Vorm36_ 1" draw:style-name="gr1" draw:text-style-name="P107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4">E</text:span></text:span><text:span text:style-name="User_20_Entry"><text:span text:style-name="T171">v</text:span></text:span><text:span text:style-name="User_20_Entry"><text:span text:style-name="T172">en</text:span></text:span><text:span text:style-name="User_20_Entry"><text:span text:style-name="T174">t</text:span></text:span><text:span text:style-name="User_20_Entry"><text:span text:style-name="T175">uele </text:span></text:span><text:span text:style-name="User_20_Entry"><text:span text:style-name="T176">extra </text:span></text:span><text:span text:style-name="Definition"><text:span text:style-name="T316">gebruiker</text:span></text:span><text:span text:style-name="User_20_Entry"><text:span text:style-name="T176">s aanmelden </text:span></text:span><text:span text:style-name="User_20_Entry"><text:span text:style-name="T177">en dezelfde stappen uitvoeren</text:span></text:span><text:span text:style-name="User_20_Entry"><text:span text:style-name="T173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6"/></text:span></text:p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7" draw:name="Vorm36_ 4" draw:style-name="gr1" draw:text-style-name="P107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6"><draw:control text:anchor-type="as-char" draw:z-index="10" draw:name="Vorm36_2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6"><draw:control text:anchor-type="as-char" draw:z-index="15" draw:name="Vorm36_ 2" draw:style-name="gr1" draw:text-style-name="P107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1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1">De </text:span><text:span text:style-name="T274">Super</text:span><text:span text:style-name="T221">-toets 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38">4 <text:s/></text:span></text:span><text:span text:style-name="Strong_20_Emphasis"><text:span text:style-name="T123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4">E</text:span><text:span text:style-name="T145">inde c</text:span><text:span text:style-name="T146">hecklist, </text:span><text:span text:style-name="T147">d</text:span><text:span text:style-name="T146">e</text:span><text:span text:style-name="T242"> installatie van </text:span><text:span text:style-name="T242"><text:user-field-get text:name="Distro">Debian</text:user-field-get></text:span><text:span text:style-name="T246"><text:s/></text:span><text:span text:style-name="T246"><text:user-field-get text:name="Version">12</text:user-field-get></text:span><text:span text:style-name="Strong_20_Emphasis"><text:span text:style-name="T244"><text:s/></text:span></text:span><text:span text:style-name="Strong_20_Emphasis"><text:span text:style-name="T248">LTS </text:span></text:span><text:span text:style-name="Strong_20_Emphasis"><text:span text:style-name="T247"><text:user-field-get text:name="Edition">Desktop</text:user-field-get></text:span></text:span><text:span text:style-name="Strong_20_Emphasis"><text:span text:style-name="T247"><text:s/></text:span></text:span><text:span text:style-name="T242">is voltooid.</text:span></text:p>
      <text:p text:style-name="P42"/>
      <text:p text:style-name="P36"><text:span text:style-name="Emphasis"><text:span text:style-name="T31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0">Karel Zimmer</text:span></text:span></text:a><text:span text:style-name="Emphasis"><text:span text:style-name="T31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2">CC0 1.0 Universeel</text:span></text:span></text:a><text:span text:style-name="Emphasis"><text:span text:style-name="T319">,</text:span></text:span><text:span text:style-name="Emphasis"><text:span text:style-name="T321"> </text:span></text:span><text:span text:style-name="Strong_20_Emphasis"><text:span text:style-name="T69"><text:user-field-get text:name="Releaseyear">2023</text:user-field-get></text:span></text:span><text:span text:style-name="Strong_20_Emphasis"><text:span text:style-name="T69">-</text:span></text:span><text:span text:style-name="Strong_20_Emphasis"><text:span text:style-name="T69"><text:date style:data-style-name="N10107" text:date-value="2024-03-01T08:53:55.171568091">2024</text:date></text:span></text:span><text:span text:style-name="Emphasis"><text:span text:style-name="T32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01T08:53:54.881732985">01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01T08:53:54.737972186</dc:date>
    <meta:keyword>Installatie</meta:keyword>
    <meta:keyword>Checklist</meta:keyword>
    <meta:keyword>Linux</meta:keyword>
    <meta:editing-cycles>6908</meta:editing-cycles>
    <meta:editing-duration>P12DT7H49M25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9" meta:word-count="656" meta:character-count="4506" meta:non-whitespace-character-count="3895"/>
    <meta:user-defined meta:name="Info 1"/>
    <meta:user-defined meta:name="Info 2"/>
    <meta:user-defined meta:name="Info 3"/>
    <meta:user-defined meta:name="Info 4"/>
  </office:meta>
</office:document-meta>
</file>